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IPA明朝" svg:font-family="IPA明朝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6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9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size-complex="10.5pt"/>
    </style:style>
    <style:style style:name="P12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3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1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1a7801" style:font-name-asian="ＭＳ 明朝1" style:font-size-asian="10.5pt" style:font-size-complex="10.5pt"/>
    </style:style>
    <style:style style:name="P15" style:family="paragraph" style:parent-style-name="Standard">
      <style:paragraph-properties fo:margin-left="0cm" fo:margin-right="0cm" fo:margin-top="0.199cm" fo:margin-bottom="0cm" style:contextual-spacing="false" fo:text-indent="0cm" style:auto-text-indent="false"/>
      <style:text-properties style:font-name="ＭＳ 明朝1" fo:font-size="10.5pt" officeooo:rsid="001082a0" officeooo:paragraph-rsid="001c3b4f" style:font-name-asian="ＭＳ 明朝1" style:font-size-asian="10.5pt" style:language-asian="ja" style:country-asian="JP" style:font-size-complex="10.5pt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91873" style:language-asian="ja" style:country-asian="JP"/>
    </style:style>
    <style:style style:name="T3" style:family="text">
      <style:text-properties officeooo:rsid="001a7401" style:language-asian="ja" style:country-asian="JP"/>
    </style:style>
    <style:style style:name="T4" style:family="text">
      <style:text-properties officeooo:rsid="00191873"/>
    </style:style>
    <style:style style:name="T5" style:family="text">
      <style:text-properties officeooo:rsid="001a7801"/>
    </style:style>
    <style:style style:name="T6" style:family="text">
      <style:text-properties officeooo:rsid="001082a0"/>
    </style:style>
    <style:style style:name="T7" style:family="text">
      <style:text-properties style:font-name="IPA明朝" officeooo:rsid="001082a0" style:language-asian="ja" style:country-asian="JP"/>
    </style:style>
    <style:style style:name="T8" style:family="text">
      <style:text-properties style:font-name="IPA明朝" fo:font-size="11pt" officeooo:rsid="001082a0" style:font-name-asian="IPA明朝" style:font-size-asian="11pt" style:language-asian="ja" style:country-asian="JP" style:font-size-complex="11pt"/>
    </style:style>
    <style:style style:name="T9" style:family="text">
      <style:text-properties style:font-name="ＭＳ 明朝1" officeooo:rsid="001082a0" style:font-name-asian="ＭＳ 明朝1" style:language-asian="ja" style:country-asian="JP"/>
    </style:style>
    <style:style style:name="T10" style:family="text">
      <style:text-properties style:font-name="ＭＳ 明朝1" fo:font-size="11pt" officeooo:rsid="001082a0" style:font-name-asian="ＭＳ 明朝1" style:font-size-asian="11pt" style:language-asian="ja" style:country-asian="JP" style:font-size-complex="11pt"/>
    </style:style>
    <style:style style:name="T11" style:family="text">
      <style:text-properties officeooo:rsid="001c3b4f"/>
    </style:style>
    <style:style style:name="T12" style:family="text">
      <style:text-properties style:font-name-asian="HG丸ｺﾞｼｯｸM-PRO"/>
    </style:style>
    <style:style style:name="T13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text:anchor-type="paragraph" draw:z-index="0" draw:style-name="gr1" draw:text-style-name="P17" svg:width="2.386cm" svg:height="1.592cm" draw:transform="rotate (0.523598775598299) translate (12.7582083333333cm 0.146402777777778cm)"><draw:text-box><text:p text:style-name="P16"><text:span text:style-name="T12"/></text:p><text:p text:style-name="P16"><text:span text:style-name="T13">無料</text:span></text:p></draw:text-box></draw:frame><text:tab/>便利で、簡単！誰もが使えるOpenOffice.org</text:p>
      <text:p text:style-name="P5"><text:tab/>　OpenOffice.org講習会(初級編)</text:p>
      <text:p text:style-name="P6"><text:tab/>　　　　ワープロソフト　〜<text:span text:style-name="T4">Writer</text:span>〜</text:p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、これまで入門編として「Writer」「Calc」「Impress」の順に開催していますが、今回は、初級編として<text:span text:style-name="T4">ワープロ</text:span><text:span text:style-name="T1">ソフト「</text:span><text:span text:style-name="T2">Writer</text:span><text:span text:style-name="T1">」の講習会を開催します。内容は、「</text:span><text:span text:style-name="T3">Writer」で使える様々な文書の表現方法</text:span><text:span text:style-name="T1">をメインに進めていきますが、OpenOffice.orgが初めての方でも判り易くお教えし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4">　日　時<text:tab/>１日目　平成２<text:span text:style-name="T5">５</text:span>年２月２０日（水）　１８：３０〜２０：００</text:p>
      <text:p text:style-name="P4"><text:tab/>２日目　平成２５年２月２７日（水）　１８：３０〜２０：００</text:p>
      <text:p text:style-name="P4"><text:tab/>※１日目と２日目の両方で一つの内容となっています。</text:p>
      <text:p text:style-name="P4"/>
      <text:p text:style-name="P4">　場　所<text:tab/>松江テルサ別館２階　オープンソースラボ</text:p>
      <text:p text:style-name="P4"/>
      <text:p text:style-name="P14">　内　容<text:tab/><text:span text:style-name="T9">「Writer の概要と文書の表現方法」</text:span></text:p>
      <text:p text:style-name="P15"><text:tab/><text:tab/>段組み、段区切り設定、ルビ、タブとリーダー設定、目次の作り方、検索と置換、</text:p>
      <text:p text:style-name="P15"><text:tab/><text:tab/>図形描画</text:p>
      <text:p text:style-name="P4">　対象者<text:tab/>パソコンの基本操作ができる方</text:p>
      <text:p text:style-name="P4">　　　　　　　（協議会会員以外の方でもご自由に参加いただけます。）</text:p>
      <text:p text:style-name="P4"/>
      <text:p text:style-name="P4">　参加費<text:tab/>無料</text:p>
      <text:p text:style-name="P4"/>
      <text:p text:style-name="P4">　定　員<text:tab/>２０名</text:p>
      <text:p text:style-name="P4"/>
      <text:p text:style-name="P4">　講　師<text:tab/>株式会社マツケイ　伊藤　葉子氏</text:p>
      <text:p text:style-name="P4"/>
      <text:p text:style-name="P4">　主　催<text:tab/>しまねOSS協議会</text:p>
      <text:p text:style-name="P4"/>
      <text:p text:style-name="P4">　その他<text:tab/>（１）ノートパソコンをお持ちの方は当日ご持参ください。お持ちでない方は、お貸し</text:p>
      <text:p text:style-name="P4"><text:tab/>　　　しますので、お申込みの際にご明記ください。</text:p>
      <text:p text:style-name="P4"><text:tab/>（２）この講習はOpenOffice.org3.2以上を対象としてます。ご持参頂くパソコンには</text:p>
      <text:p text:style-name="P4"><text:tab/>　　　あらかじめOpenOffice.org3.2以上をインストールしてください。</text:p>
      <text:p text:style-name="P4"/>
      <text:p text:style-name="P4">　参加申込み先</text:p>
      <text:p text:style-name="P4"><text:tab/>しまねOSS協議会事務局　（株）ネットワーク応用通信研究所内</text:p>
      <text:p text:style-name="P4"><text:tab/>　メール　info@shimane-oss.org</text:p>
      <text:p text:style-name="P4"><text:tab/>　電　話　０８５２−２８−９２９８　ＦＡＸ　０８５２−２８−９３９８</text:p>
      <text:p text:style-name="P4"/>
      <text:p text:style-name="P4">　※　本内容はしまねOSS協議会ホームページでもご覧いただけます。</text:p>
      <text:p text:style-name="P4">　　　 URL: http://www.shimane-oss.org/</text:p>
      <text:p text:style-name="P12">[別紙]</text:p>
      <text:p text:style-name="P1">しまねOSS協議会　事務局　行き</text:p>
      <text:p text:style-name="P1"/>
      <text:p text:style-name="P1"/>
      <text:p text:style-name="P8">OpenOffice.org講習会(初級編)</text:p>
      <text:p text:style-name="P8">ワープロソフト　〜 <text:span text:style-name="T11">Writer </text:span>〜</text:p>
      <text:p text:style-name="P8"/>
      <text:p text:style-name="P7">参加申込書</text:p>
      <text:p text:style-name="P7">[開催日：2/<text:span text:style-name="T11">20</text:span>(水),2/<text:span text:style-name="T11">27</text:span>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1">お名前</text:p>
          </table:table-cell>
          <table:table-cell table:style-name="表1.B1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お名前(ふりがな)</text:p>
          </table:table-cell>
          <table:table-cell table:style-name="表1.B2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ご連絡先(電話番号)</text:p>
          </table:table-cell>
          <table:table-cell table:style-name="表1.B2" office:value-type="string">
            <text:p text:style-name="P10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1">メールアドレス</text:p>
          </table:table-cell>
          <table:table-cell table:style-name="表1.B2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パソコン貸出</text:p>
          </table:table-cell>
          <table:table-cell table:style-name="表1.B2" office:value-type="string">
            <text:p text:style-name="P11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IPA明朝" svg:font-family="IPA明朝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614cm" fo:margin-bottom="1.46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5H5M31S</meta:editing-duration>
    <meta:editing-cycles>36</meta:editing-cycles>
    <meta:generator>LibreOffice/3.6$MacOSX_x86 LibreOffice_project/2ef5aff-a6fb0ff-166bdff-cf087ad-0f1389</meta:generator>
    <dc:date>2012-12-19T16:37:49</dc:date>
    <meta:document-statistic meta:table-count="1" meta:image-count="0" meta:object-count="0" meta:page-count="2" meta:paragraph-count="47" meta:word-count="1062" meta:character-count="1424" meta:non-whitespace-character-count="1310"/>
    <meta:template xlink:type="simple" xlink:actuate="onRequest" xlink:title="無題" xlink:href="../無題.ott" meta:date="2010-03-20T17:29:56"/>
  </office:meta>
</office:document-meta>
</file>